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c9ee2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officeooo:paragraph-rsid="000c9ee2"/>
    </style:style>
    <style:style style:name="T1" style:family="text">
      <style:text-properties officeooo:rsid="000c9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m um mesmo documento HTML, vários elementos podem possuir o mesmo _____ para criarmos formatações em grupo com CSS, mas só podemos ter um elemento com um _____ único para criar formatações individuais.</text:p>
      <text:p text:style-name="P1"><text:span text:style-name="T1">A)</text:span> id / class</text:p>
      <text:p text:style-name="P1"><text:span text:style-name="T1">B)</text:span> class / id</text:p>
      <text:p text:style-name="P1"><text:span text:style-name="T1">C)</text:span> style / class</text:p>
      <text:p text:style-name="P1"><text:span text:style-name="T1">D)</text:span> code / id</text:p>
      <text:p text:style-name="P1"/>
      <text:p text:style-name="P1">2. Toda configuração de folhas de estilo que fizermos para um determinado id, deve ser feita iniciando pelo símbolo _____ antes do identificador. Já as configurações para um determinado class serão feitas usando o símbolo _____ antes do nome da classe.</text:p>
      <text:p text:style-name="P1"><text:span text:style-name="T1">A)</text:span> # e .</text:p>
      <text:p text:style-name="P1"><text:span text:style-name="T1">B)</text:span> . e #</text:p>
      <text:p text:style-name="P1"><text:span text:style-name="T1">C)</text:span> # e $</text:p>
      <text:p text:style-name="P1"><text:span text:style-name="T1">D)</text:span> $ e .</text:p>
      <text:p text:style-name="P1"/>
      <text:p text:style-name="P1">3. Como já sabemos, existem três técnicas para inserir configurações CSS a um código HTML5: inline, local e externa. Se uma página usa as três técnicas ao mesmo tempo e cria uma configuração duplicada para uma determinada propriedade, qual delas vai se sobrepor às demais?</text:p>
      <text:p text:style-name="P1"><text:span text:style-name="T1">A)</text:span> CSS local</text:p>
      <text:p text:style-name="P1"><text:span text:style-name="T1">B)</text:span> CSS externo</text:p>
      <text:p text:style-name="P1"><text:span text:style-name="T1">C)</text:span> CSS inline</text:p>
      <text:p text:style-name="P1"><text:span text:style-name="T1">D)</text:span> Não existe ordem de prioridades para casos de duplicidade</text:p>
      <text:p text:style-name="P1"/>
      <text:p text:style-name="P1">4. Uma pseudo-classe CSS é uma palavra-chave adicionada às declarações de um seletor após um sinal de</text:p>
      <text:p text:style-name="P1"><text:span text:style-name="T1">A)</text:span> dois pontos (:)</text:p>
      <text:p text:style-name="P1"><text:span text:style-name="T1">B)</text:span> ponto-e-vírgula (;)</text:p>
      <text:p text:style-name="P1"><text:span text:style-name="T1">C)</text:span> porcentagem (%)</text:p>
      <text:p text:style-name="P1"><text:span text:style-name="T1">D)</text:span> arroba (@)</text:p>
      <text:p text:style-name="P1"/>
      <text:p text:style-name="P1">5. Qual dos itens a seguir é o único que não se refere a uma pseudo-classe CSS?</text:p>
      <text:p text:style-name="P1"><text:span text:style-name="T1">A)</text:span> hover</text:p>
      <text:p text:style-name="P1"><text:span text:style-name="T1">B)</text:span> before</text:p>
      <text:p text:style-name="P1"><text:span text:style-name="T1">C)</text:span> checked</text:p>
      <text:p text:style-name="P1"><text:span text:style-name="T1">D)</text:span> empty</text:p>
      <text:p text:style-name="P1"/>
      <text:p text:style-name="P1">6. Para realizar configurações de formatação em um pedaço específico do elemento HTML referenciado (a primeira letra de um texto, por exemplo), devemos aprender a criar seletores para _____.</text:p>
      <text:p text:style-name="P1"><text:span text:style-name="T1">A)</text:span> pseudo-classes</text:p>
      <text:p text:style-name="P1"><text:span text:style-name="T1">B)</text:span> pseudo-textos</text:p>
      <text:p text:style-name="P1"><text:span text:style-name="T1">C)</text:span> pseudo-formatos</text:p>
      <text:p text:style-name="P1"><text:span text:style-name="T1">D)</text:span> pseudo-elementos</text:p>
      <text:p text:style-name="P1"/>
      <text:p text:style-name="P1">7. Qual dos itens a seguir é o único que não se refere a um pseudo-elemento CSS?</text:p>
      <text:p text:style-name="P1"><text:span text:style-name="T1">A)</text:span> first-line</text:p>
      <text:p text:style-name="P1"><text:span text:style-name="T1">B)</text:span> first-letter</text:p>
      <text:p text:style-name="P1"><text:span text:style-name="T1">C)</text:span> active</text:p>
      <text:p text:style-name="P1"><text:span text:style-name="T1">D)</text:span> before</text:p>
      <text:p text:style-name="P1"/>
      <text:p text:style-name="P1"/>
      <text:p text:style-name="P2">8. Considere que temos o seguinte link em uma mesma página: &lt;a href=“pag002.html” class=“link” &gt; Página 2 &lt;/<text:span text:style-name="T1">a&gt; </text:span>Qual será o nome do seletor para configurarmos o que vai acontecer quando o usuário mover o cursor do mouse por cima do link?</text:p>
      <text:p text:style-name="P1"><text:span text:style-name="T1">A)</text:span> a#link:hover</text:p>
      <text:p text:style-name="P1"><text:span text:style-name="T1">B)</text:span> a.hover:link</text:p>
      <text:p text:style-name="P1"><text:span text:style-name="T1">C)</text:span> a.hover#link</text:p>
      <text:p text:style-name="P1"><text:span text:style-name="T1">D)</text:span> a.link:hover</text:p>
      <text:p text:style-name="P1"/>
      <text:p text:style-name="P1">9. Se quisermos que todos os links de uma página tenham um símbolo » depois do texto, devemos usar a formatação:</text:p>
      <text:p text:style-name="P1"><text:span text:style-name="T1">A)</text:span> a::after { content: ‘»’; }</text:p>
      <text:p text:style-name="P1"><text:span text:style-name="T1">B)</text:span> a { content: ‘»’; }::after</text:p>
      <text:p text:style-name="P1"><text:span text:style-name="T1">C)</text:span> after::a { content: ‘»’; }</text:p>
      <text:p text:style-name="P1"><text:span text:style-name="T1">D)</text:span> ::after { content: ‘»’; } a</text:p>
      <text:p text:style-name="P1"/>
      <text:p text:style-name="P1">10. Podemos definir seletores com o símbolo de maior que (&gt;) para indicar o que chamamos de:</text:p>
      <text:p text:style-name="P1"><text:span text:style-name="T1">A)</text:span> larger tag</text:p>
      <text:p text:style-name="P1"><text:span text:style-name="T1">B)</text:span> next tag</text:p>
      <text:p text:style-name="P1"><text:span text:style-name="T1">C)</text:span> direct children</text:p>
      <text:p text:style-name="P1"><text:span text:style-name="T1">D)</text:span> alternative ele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2:36:35.319000000</meta:creation-date>
    <dc:date>2023-06-08T12:46:05.937000000</dc:date>
    <meta:editing-duration>PT9M31S</meta:editing-duration>
    <meta:editing-cycles>1</meta:editing-cycles>
    <meta:document-statistic meta:table-count="0" meta:image-count="0" meta:object-count="0" meta:page-count="2" meta:paragraph-count="50" meta:word-count="413" meta:character-count="2267" meta:non-whitespace-character-count="1904"/>
    <meta:generator>LibreOffice/7.4.6.2$Windows_X86_64 LibreOffice_project/5b1f5509c2decdade7fda905e3e1429a67acd63d</meta:generator>
  </office:meta>
</office:document-meta>
</file>